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0.677cm"/>
    </style:style>
    <style:style style:name="co3" style:family="table-column">
      <style:table-column-properties fo:break-before="auto" style:column-width="1.755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gr1" style:family="graphic" style:parent-style-name="Default">
      <style:graphic-properties draw:fill-color="#00a933" draw:textarea-horizontal-align="justify" draw:textarea-vertical-align="middle" draw:auto-grow-height="false" fo:min-height="0.47cm" fo:min-width="2.574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2" style:family="graphic" style:parent-style-name="Default">
      <style:graphic-properties draw:textarea-horizontal-align="justify" draw:textarea-vertical-align="middle" draw:auto-grow-height="false" fo:min-height="0.47cm" fo:min-width="3.259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3" style:family="graphic" style:parent-style-name="Default">
      <style:graphic-properties draw:textarea-horizontal-align="justify" draw:textarea-vertical-align="middle" draw:auto-grow-height="false" fo:min-height="0.47cm" fo:min-width="4.613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4" style:family="graphic" style:parent-style-name="Default">
      <style:graphic-properties draw:fill-color="#00a933" draw:textarea-horizontal-align="justify" draw:textarea-vertical-align="middle" draw:auto-grow-height="false" fo:min-height="0.47cm" fo:min-width="1.862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5" style:family="graphic" style:parent-style-name="Default">
      <style:graphic-properties draw:textarea-horizontal-align="justify" draw:textarea-vertical-align="middle" draw:auto-grow-height="false" fo:min-height="0.47cm" fo:min-width="3.926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6" style:family="graphic" style:parent-style-name="Default">
      <style:graphic-properties draw:textarea-horizontal-align="justify" draw:textarea-vertical-align="middle" draw:auto-grow-height="false" fo:min-height="0.47cm" fo:min-width="1.236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7" style:family="graphic" style:parent-style-name="Default">
      <style:graphic-properties draw:textarea-horizontal-align="justify" draw:textarea-vertical-align="middle" draw:auto-grow-height="false" fo:min-height="0.47cm" fo:min-width="3.279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8" style:family="graphic" style:parent-style-name="Default">
      <style:graphic-properties draw:fill-color="#00a933" draw:textarea-horizontal-align="justify" draw:textarea-vertical-align="middle" draw:auto-grow-height="false" fo:min-height="0.47cm" fo:min-width="4.624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9" style:family="graphic" style:parent-style-name="Default">
      <style:graphic-properties draw:textarea-horizontal-align="justify" draw:textarea-vertical-align="middle" draw:auto-grow-height="false" fo:min-height="0.47cm" fo:min-width="3.937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10" style:family="graphic" style:parent-style-name="Default">
      <style:graphic-properties draw:fill-color="#00a933" draw:textarea-horizontal-align="justify" draw:textarea-vertical-align="middle" draw:auto-grow-height="false" fo:min-height="0.47cm" fo:min-width="5.28cm" loext:decorative="false"/>
      <style:paragraph-properties style:writing-mode="lr-tb"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gr11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ffffd7" loext:opacity="100%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d7" loext:opacity="100%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43" table:default-cell-style-name="ce6"/>
        <table:table-column table:style-name="co3" table:number-columns-repeated="16338" table:default-cell-style-name="ce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table:number-columns-repeated="1633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>
            <draw:custom-shape draw:z-index="0" draw:name="Фигура 1" draw:style-name="gr1" draw:text-style-name="P2" xml:id="id1" draw:id="id1" svg:width="2.574cm" svg:height="0.47cm" svg:x="0.025cm" svg:y="0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4" draw:name="Фигура 3" draw:style-name="gr2" draw:text-style-name="P3" xml:id="id2" draw:id="id2" svg:width="3.259cm" svg:height="0.47cm" svg:x="0.066cm" svg:y="0.03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5" draw:name="Фигура 4" draw:style-name="gr3" draw:text-style-name="P3" xml:id="id8" draw:id="id8" svg:width="4.613cm" svg:height="0.47cm" svg:x="0.017cm" svg:y="0.001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>
            <draw:custom-shape draw:z-index="1" draw:name="Фигура 2" draw:style-name="gr4" draw:text-style-name="P2" xml:id="id5" draw:id="id5" svg:width="1.862cm" svg:height="0.47cm" svg:x="0.025cm" svg:y="0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  <table:table-cell>
            <draw:custom-shape draw:z-index="6" draw:name="Фигура 5" draw:style-name="gr5" draw:text-style-name="P3" xml:id="id3" draw:id="id3" svg:width="3.926cm" svg:height="0.47cm" svg:x="0.017cm" svg:y="0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7" draw:name="Фигура 6" draw:style-name="gr6" draw:text-style-name="P3" xml:id="id4" draw:id="id4" svg:width="1.236cm" svg:height="0.47cm" svg:x="0.013cm" svg:y="0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8" draw:name="Фигура 7" draw:style-name="gr7" draw:text-style-name="P3" xml:id="id6" draw:id="id6" svg:width="3.279cm" svg:height="0.47cm" svg:x="0.012cm" svg:y="0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9" draw:name="Фигура 8" draw:style-name="gr6" draw:text-style-name="P3" xml:id="id7" draw:id="id7" svg:width="1.236cm" svg:height="0.47cm" svg:x="0.01cm" svg:y="0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; 2</text:p>
          </table:table-cell>
          <table:table-cell table:number-columns-repeated="9"/>
          <table:table-cell>
            <draw:custom-shape draw:z-index="2" draw:name="Фигура 9" draw:style-name="gr8" draw:text-style-name="P2" xml:id="id9" draw:id="id9" svg:width="4.624cm" svg:height="0.47cm" svg:x="0.048cm" svg:y="0.051cm">
              <text:p text:style-name="P1"><text:span text:style-name="T1">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draw:z-index="10" draw:name="Фигура 11" draw:style-name="gr9" draw:text-style-name="P3" xml:id="id10" draw:id="id10" svg:width="3.937cm" svg:height="0.47cm" svg:x="0.041cm" svg:y="0.05cm">
              <text:p text:style-name="P1"><text:span text:style-name="T1">1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"/>
          <table:table-cell>
            <draw:custom-shape draw:z-index="3" draw:name="Фигура 10" draw:style-name="gr10" draw:text-style-name="P2" xml:id="id11" draw:id="id11" svg:width="5.28cm" svg:height="0.47cm" svg:x="0.048cm" svg:y="0.05cm">
              <text:p text:style-name="P1"><text:span text:style-name="T1">1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1" draw:name="Фигура 12" draw:style-name="gr5" draw:text-style-name="P3" xml:id="id12" draw:id="id12" svg:width="3.926cm" svg:height="0.47cm" svg:x="0.039cm" svg:y="0.05cm">
              <text:p text:style-name="P1"><text:span text:style-name="T1">12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; 6</text:p>
          </table:table-cell>
          <table:table-cell table:number-columns-repeated="4"/>
          <table:table-cell>
            <draw:connector draw:z-index="18" draw:style-name="gr11" draw:text-style-name="P4" draw:type="line" svg:x1="-0.11cm" svg:y1="-3.11cm" svg:x2="0.066cm" svg:y2="-3.074cm" draw:start-shape="id1" draw:end-shape="id2" draw:end-glue-point="3" svg:d="M5594 792l176 36" svg:viewBox="0 0 177 37">
              <text:p/>
            </draw:connector>
          </table:table-cell>
          <table:table-cell table:number-columns-repeated="5"/>
          <table:table-cell>
            <draw:connector draw:z-index="17" draw:style-name="gr12" draw:text-style-name="P4" draw:type="line" svg:x1="3.266cm" svg:y1="-2.552cm" svg:x2="3.4cm" svg:y2="-2.552cm" draw:start-shape="id3" draw:end-shape="id4" svg:d="M13034 1350h134" svg:viewBox="0 0 135 1">
              <text:p/>
            </draw:connector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>
            <draw:connector draw:z-index="19" draw:style-name="gr13" draw:text-style-name="P4" draw:type="line" svg:x1="0.532cm" svg:y1="-3.109cm" svg:x2="1.42cm" svg:y2="-3.631cm" draw:start-shape="id5" draw:start-glue-point="1" draw:end-shape="id2" draw:end-glue-point="3" svg:d="M4882 1350l888-522" svg:viewBox="0 0 889 523">
              <text:p/>
            </draw:connector>
          </table:table-cell>
          <table:table-cell table:number-columns-repeated="5"/>
          <table:table-cell>
            <draw:connector draw:z-index="12" draw:style-name="gr14" draw:text-style-name="P4" draw:type="line" svg:x1="0.615cm" svg:y1="-3.631cm" svg:x2="0.694cm" svg:y2="-3.109cm" draw:start-shape="id2" draw:start-glue-point="1" draw:end-shape="id3" svg:d="M9029 828l79 522" svg:viewBox="0 0 80 523">
              <text:p/>
            </draw:connector>
          </table:table-cell>
          <table:table-cell table:number-columns-repeated="3"/>
          <table:table-cell>
            <draw:connector draw:z-index="16" draw:style-name="gr15" draw:text-style-name="P4" draw:type="line" svg:x1="6.678cm" svg:y1="-3.109cm" svg:x2="6.783cm" svg:y2="-3.109cm" draw:start-shape="id6" draw:start-glue-point="1" draw:end-shape="id7" svg:d="M17801 1350h105" svg:viewBox="0 0 106 1">
              <text:p/>
            </draw:connector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>
            <draw:connector draw:z-index="13" draw:style-name="gr16" draw:text-style-name="P4" draw:type="line" svg:x1="1.97cm" svg:y1="-4.189cm" svg:x2="2.049cm" svg:y2="-4.224cm" draw:start-shape="id2" draw:end-shape="id8" svg:d="M9029 828l79-35" svg:viewBox="0 0 80 36">
              <text:p/>
            </draw:connector>
          </table:table-cell>
          <table:table-cell table:number-columns-repeated="5"/>
          <table:table-cell>
            <draw:connector draw:z-index="21" draw:style-name="gr17" draw:text-style-name="P4" draw:type="line" svg:x1="2.64cm" svg:y1="-3.059cm" svg:x2="2.75cm" svg:y2="-3.06cm" draw:start-shape="id9" draw:start-glue-point="1" draw:end-shape="id10" svg:d="M13763 1958l110-1" svg:viewBox="0 0 111 2">
              <text:p/>
            </draw:connector>
          </table:table-cell>
          <table:table-cell table:number-columns-repeated="3"/>
          <table:table-cell>
            <draw:connector draw:z-index="15" draw:style-name="gr18" draw:text-style-name="P4" draw:type="line" svg:x1="-0.111cm" svg:y1="-4.224cm" svg:x2="0.69cm" svg:y2="-3.667cm" draw:start-shape="id8" draw:start-glue-point="1" draw:end-shape="id6" draw:end-glue-point="3" svg:d="M13721 793l801 557" svg:viewBox="0 0 802 558">
              <text:p/>
            </draw:connector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>
            <draw:connector draw:z-index="20" draw:style-name="gr19" draw:text-style-name="P4" draw:type="line" svg:x1="6.005cm" svg:y1="-3.059cm" svg:x2="6.135cm" svg:y2="-3.059cm" draw:start-shape="id11" draw:start-glue-point="1" draw:end-shape="id12" svg:d="M14419 2515h130" svg:viewBox="0 0 131 1">
              <text:p/>
            </draw:connector>
          </table:table-cell>
          <table:table-cell table:number-columns-repeated="5"/>
          <table:table-cell>
            <draw:connector draw:z-index="14" draw:style-name="gr20" draw:text-style-name="P4" draw:type="line" svg:x1="1.926cm" svg:y1="-4.224cm" svg:x2="2.044cm" svg:y2="-4.224cm" draw:start-shape="id4" draw:start-glue-point="1" draw:end-shape="id6" draw:end-glue-point="3" svg:d="M14404 1350h118" svg:viewBox="0 0 119 1">
              <text:p/>
            </draw:connector>
          </table:table-cell>
          <table:table-cell table:number-columns-repeated="1636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table:number-columns-repeated="12"/>
          <table:table-cell table:style-name="ce8" office:value-type="string" calcext:value-type="string">
            <text:p>Ответ:7</text:p>
          </table:table-cell>
          <table:table-cell table:number-columns-repeated="1637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6-03-04T12:43:23.772658857</dc:date>
    <meta:editing-duration>PT20M13S</meta:editing-duration>
    <meta:editing-cycles>1</meta:editing-cycles>
    <meta:document-statistic meta:table-count="1" meta:cell-count="90" meta:object-count="22"/>
    <meta:generator>LibreOffice/25.2.2.2$Linux_X86_64 LibreOffice_project/520$Build-2</meta:generator>
  </office:meta>
</office:document-meta>
</file>